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bfa6a" officeooo:paragraph-rsid="000bfa6a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LO extension since 2013 -->
      <text:p text:style-name="P1"><office:annotation office:name="__Annotation__528782_647779260"><loext:sender-initials>I</loext:sender-initials><dc:date>2018-05-08T11:09:30.015915376</dc:date><text:p text:style-name="P2">bar</text:p></office:annotation>Foo<office:annotation-end office:name="__Annotation__528782_647779260"/></text:p>
      <!-- accidental export of loext namespace 2013-2017 -->
      <text:p text:style-name="P1">
        <loext:sender-initials>I</loext:sender-initials>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1:08:45.104202465</meta:creation-date>
    <dc:date>2018-05-08T11:11:09.757385104</dc:date>
    <meta:editing-duration>PT2M25S</meta:editing-duration>
    <meta:editing-cycles>1</meta:editing-cycles>
    <meta:document-statistic meta:table-count="0" meta:image-count="0" meta:object-count="0" meta:page-count="1" meta:paragraph-count="2" meta:word-count="1" meta:character-count="3" meta:non-whitespace-character-count="3"/>
    <meta:generator>LibreOffice/5.4.6.2$Linux_X86_64 LibreOffice_project/40$Build-2</meta:generator>
  </office:meta>
</office:document-meta>
</file>